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309a4" officeooo:paragraph-rsid="000309a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309a4" officeooo:paragraph-rsid="000309a4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00350ec" officeooo:paragraph-rsid="000350e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normal" officeooo:rsid="000350ec" officeooo:paragraph-rsid="000350e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049042" officeooo:paragraph-rsid="0004904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350ec" officeooo:paragraph-rsid="000350ec" style:font-size-asian="12.25pt" style:font-weight-asian="bold" style:font-size-complex="14pt" style:font-weight-complex="bold"/>
    </style:style>
    <style:style style:name="T1" style:family="text">
      <style:text-properties officeooo:rsid="000350e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4c08" style:font-style-asian="normal" style:font-style-complex="normal"/>
    </style:style>
    <style:style style:name="T6" style:family="text">
      <style:text-properties fo:font-style="normal" officeooo:rsid="0005ace0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5ace0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ORDENAÇÃO E ACORDO</text:span> </text:p>
      <text:p text:style-name="P1"/>
      <text:p text:style-name="P6">Introdução</text:p>
      <text:p text:style-name="P1"/>
      <text:p text:style-name="P2"><text:tab/>O motivo para se evitar relacionamentos mestre-escravo fixos é que exigimos que nossos sistemas continuem funcionando corretamente, mesmo que ocorram falhas; portanto, precisamos evitar pontos únicos de falha, como os mestres fixos.</text:p>
      <text:p text:style-name="P2"><text:tab/>Distinção <text:span text:style-name="T1">importante:</text:span></text:p>
      <text:list xml:id="list501030100" text:style-name="L1">
        <text:list-item>
          <text:p text:style-name="P3">Sistemas assíncronos: não podemos fazer nenhuma suposição quanto à temporização;</text:p>
        </text:list-item>
        <text:list-item>
          <text:p text:style-name="P3">Sistemas síncronos: devemos supor que existem limites para o atraso máximo na transmissão das mensagens, para o tempo que leva para executar cada etapa de um processo e para as taxas de deriva de relógio. As suposições síncronas nos permitem usar tempos limites para detectar falhas de processo.</text:p>
        </text:list-item>
      </text:list>
      <text:p text:style-name="P4"/>
      <text:p text:style-name="P5"><text:tab/>Será estudado algoritmos que não toleram falhas → passaremos para falhas benignas → como fazemos para tolerar falhas arbitrárias.</text:p>
      <text:p text:style-name="P5"><text:tab/>Exclusão mútua distribuída: ampliação para os sistemas distribuídos do problema de evitar condições <text:s/>de disputa nos núcleos e em aplicativos <text:span text:style-name="T3">multithreadeds</text:span><text:span text:style-name="T4">. Grande parte do que ocorre nos sistemas distribuídos é o </text:span><text:span text:style-name="T7">COMPARTILHAMENTO DE RECURSOS</text:span><text:span text:style-name="T4">.</text:span></text:p>
      <text:p text:style-name="P5"><text:span text:style-name="T4"><text:tab/></text:span><text:span text:style-name="T5">Como “eleger” um processo a partir de um conjunto de processos, para desempenhar uma função especial. Ele cita como exemplo </text:span><text:span text:style-name="T6">os processos que sincronizam seus relógios com um servidor de tempo designado. Se ocorrer uma falha com o servidor e vários servidores sobreviventes puderem desempenhar essa função, então, por causa da </text:span><text:span text:style-name="T8">CONSISTÊNCIA</text:span><text:span text:style-name="T6">, é necessário escolher apenas um servidor para assumir o coman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4:32:56.289982517</meta:creation-date>
    <dc:date>2022-09-05T15:46:21.470566870</dc:date>
    <meta:editing-duration>PT21M44S</meta:editing-duration>
    <meta:editing-cycles>1</meta:editing-cycles>
    <meta:document-statistic meta:table-count="0" meta:image-count="0" meta:object-count="0" meta:page-count="1" meta:paragraph-count="9" meta:word-count="213" meta:character-count="1442" meta:non-whitespace-character-count="1233"/>
    <meta:generator>LibreOffice/6.4.7.2$Linux_X86_64 LibreOffice_project/40$Build-2</meta:generator>
  </office:meta>
</office:document-meta>
</file>